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/>
    </style:style>
    <style:style style:name="P2" style:family="paragraph" style:parent-style-name="Standard">
      <style:text-properties fo:font-size="16pt" fo:font-weight="bold" officeooo:paragraph-rsid="00152bff" style:font-size-asian="16pt" style:font-weight-asian="bold" style:font-size-complex="16pt"/>
    </style:style>
    <style:style style:name="P3" style:family="paragraph" style:parent-style-name="Standard" style:master-page-name="Standard">
      <style:paragraph-properties style:page-number="auto"/>
      <style:text-properties officeooo:rsid="0014b635" officeooo:paragraph-rsid="0014b635"/>
    </style:style>
    <style:style style:name="T1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/>
    </style:style>
    <style:style style:name="T4" style:family="text">
      <style:text-properties fo:font-size="20pt" fo:font-weight="bold" style:font-size-asian="20pt" style:font-weight-asian="bold" style:font-size-complex="20pt"/>
    </style:style>
    <style:style style:name="T5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6" style:family="text">
      <style:text-properties fo:font-size="16pt" fo:font-weight="bold" style:font-size-asian="16pt" style:font-weight-asian="bold" style:font-size-complex="16pt"/>
    </style:style>
    <style:style style:name="T7" style:family="text">
      <style:text-properties fo:font-size="16pt" style:text-underline-style="solid" style:text-underline-width="auto" style:text-underline-color="font-color" fo:font-weight="bold" style:font-size-asian="16pt" style:font-weight-asian="bold" style:font-size-complex="16pt"/>
    </style:style>
    <style:style style:name="T8" style:family="text">
      <style:text-properties style:text-position="super 58%" fo:font-size="16pt" fo:font-weight="bold" style:font-size-asian="16pt" style:font-weight-asian="bold" style:font-size-complex="16pt"/>
    </style:style>
    <style:style style:name="T9" style:family="text">
      <style:text-properties fo:color="#ff0000" fo:font-size="16pt" fo:font-weight="bold" style:font-size-asian="16pt" style:font-weight-asian="bold" style:font-size-complex="16pt"/>
    </style:style>
    <style:style style:name="T10" style:family="text">
      <style:text-properties fo:color="#c00000" fo:font-size="16pt" fo:font-weight="bold" style:font-size-asian="16pt" style:font-weight-asian="bold" style:font-size-complex="16pt"/>
    </style:style>
    <style:style style:name="T11" style:family="text">
      <style:text-properties fo:color="#c00000" style:text-position="super 58%" fo:font-size="16pt" fo:font-weight="bold" style:font-size-asian="16pt" style:font-weight-asian="bold" style:font-size-complex="16pt"/>
    </style:style>
    <style:style style:name="T12" style:family="text">
      <style:text-properties officeooo:rsid="00152b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+</text:span></text:p>
      <text:p text:style-name="Standard"><text:span text:style-name="T3">MATLAB</text:span></text:p>
      <text:p text:style-name="Standard"><text:span text:style-name="T4">On your terminals in C09 go to </text:span></text:p>
      <text:p text:style-name="Standard"><text:span text:style-name="T4">Applications Menu</text:span></text:p>
      <text:p text:style-name="Standard"><text:span text:style-name="T4">Choose </text:span></text:p>
      <text:p text:style-name="Standard"><text:span text:style-name="T5">System Tools</text:span></text:p>
      <text:p text:style-name="Standard"><text:span text:style-name="T4">Choose</text:span></text:p>
      <text:p text:style-name="Standard"><text:span text:style-name="T5">Terminal </text:span></text:p>
      <text:p text:style-name="Standard"><text:span text:style-name="T4">A terminal window will appear.</text:span></text:p>
      <text:p text:style-name="Standard"><text:span text:style-name="T4">In that window enter</text:span></text:p>
      <text:p text:style-name="Standard"><text:span text:style-name="T4">“matlab”</text:span></text:p>
      <text:p text:style-name="Standard"><text:span text:style-name="T4">And MATLAB <text:s/>should open up.</text:span></text:p>
      <text:p text:style-name="Standard"><text:span text:style-name="T2">In matlab a sequence of numbers in square brackets</text:span></text:p>
      <text:p text:style-name="Standard"><text:span text:style-name="T2">Can specify a vector:</text:span></text:p>
      <text:p text:style-name="Standard"><text:span text:style-name="T2">e.g. a = [0 1 2 3] creates a vector whose components</text:span></text:p>
      <text:p text:style-name="Standard"><text:span text:style-name="T2">are (0,1,2,3).</text:span></text:p>
      <text:p text:style-name="Standard"><text:span text:style-name="T2">Size(a) gives the dimensions <text:s/>“1 <text:s text:c="5"/>4” <text:s/>meaning a 1 row by 4 column matrix.</text:span></text:p>
      <text:p text:style-name="Standard"><text:span text:style-name="T2">MATLAB stands for Matrix Laboratory. Items by default are matrices.</text:span></text:p>
      <text:p text:style-name="Standard"><text:span text:style-name="T2">A vector is a 1 row or 1 column matrix. A scalar is a 1X1 matrix.</text:span></text:p>
      <text:p text:style-name="Standard"><text:soft-page-break/><text:span text:style-name="T6">If A and B are two matrices in matlab </text:span></text:p>
      <text:p text:style-name="Standard"><text:span text:style-name="T6">“C = A+B” produces the matrix C which is the sum of A &amp; B</text:span></text:p>
      <text:p text:style-name="Standard"><text:span text:style-name="T6">“D = A-B” produces the matrix D which is the difference of A &amp; B</text:span></text:p>
      <text:p text:style-name="Standard"><text:span text:style-name="T6">“E = A*B” produces the matrix E which is </text:span><text:span text:style-name="T7">the matrix product</text:span><text:span text:style-name="T6"> of A &amp; B</text:span></text:p>
      <text:p text:style-name="Standard"><text:span text:style-name="T6">“F = A’” produces the matrix F that is the transpose of the matrix A</text:span></text:p>
      <text:p text:style-name="P1"/>
      <text:p text:style-name="Standard"><text:span text:style-name="T6">If a and b are both 1Xm matrices, that is row vectors of dimension m</text:span></text:p>
      <text:p text:style-name="Standard"><text:span text:style-name="T6">“a’” and “b’” are mX1 column matrices</text:span></text:p>
      <text:p text:style-name="Standard"><text:span text:style-name="T6">“a*b’” produces the scalar (1X1 matrix) which is the dot product of the vectors a and b – the “Inner Product”</text:span></text:p>
      <text:p text:style-name="Standard"><text:span text:style-name="T6">“b’*a” produces the mXm matrix of all the products of the components of the vectors a and b – the “Outer Product”</text:span></text:p>
      <text:p text:style-name="Standard"><text:span text:style-name="T6"><text:s/></text:span></text:p>
      <text:p text:style-name="Standard"><text:span text:style-name="T6">“a.*b” produces a vector whose components are the products of the corresponding components of a <text:s/>and b .</text:span></text:p>
      <text:p text:style-name="Standard"><text:span text:style-name="T6">For example </text:span></text:p>
      <text:p text:style-name="Standard"><text:span text:style-name="T6">“u = [0 0.1 0.2 0.3 0.4 0.5 0.6 0.7 0.8 0.9 1.0]”</text:span></text:p>
      <text:p text:style-name="Standard"><text:span text:style-name="T6">Followed by “v = u.*u” produces </text:span></text:p>
      <text:p text:style-name="Standard"><text:span text:style-name="T6">“[0 0.01 0.04 0.09 0.16 <text:s/>0.25 0.36 0.49 0.64 0.81]”</text:span></text:p>
      <text:p text:style-name="P1"/>
      <text:p text:style-name="P2"><text:soft-page-break/>“a./b” produces a vector whose components are the <text:span text:style-name="T12">ratios</text:span> of the corresponding components of a <text:s/>and b .</text:p>
      <text:p text:style-name="Standard"><text:span text:style-name="T6">Going to the Help menu and selecting Product Help and putting</text:span></text:p>
      <text:p text:style-name="Standard"><text:span text:style-name="T6">in a matlab command name gives help on that command.</text:span></text:p>
      <text:p text:style-name="P1"/>
      <text:p text:style-name="Standard"><text:span text:style-name="T6">For example in class today I used the help on the plot command.</text:span></text:p>
      <text:p text:style-name="Standard"><text:span text:style-name="T6">“plot(x,y)” on two vectors x and y of equal length plots the elements of y vs. the elements of x. </text:span></text:p>
      <text:p text:style-name="Standard"><text:span text:style-name="T6">Using u and v from the example above</text:span></text:p>
      <text:p text:style-name="Standard"><text:span text:style-name="T6">“plot(u,v)” produces a plot of the parabola v=u</text:span><text:span text:style-name="T8">2</text:span><text:span text:style-name="T6"> .</text:span></text:p>
      <text:p text:style-name="Standard"><text:span text:style-name="T9">Your turn: </text:span><text:span text:style-name="T10">Using the vector u as above, without typing in the cubes by hand create a vector s of the cubes of the values in u and plot s=u</text:span><text:span text:style-name="T11">3</text:span><text:span text:style-name="T10"> .</text:span><text:bookmark text:name="_GoBack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btech</meta:initial-creator>
    <meta:editing-cycles>4</meta:editing-cycles>
    <meta:creation-date>2014-02-01T01:36:00</meta:creation-date>
    <dc:date>2016-02-09T16:19:12.375214044</dc:date>
    <meta:editing-duration>PT50S</meta:editing-duration>
    <meta:generator>LibreOffice/4.3.7.2$Linux_X86_64 LibreOffice_project/430$Build-2</meta:generator>
    <meta:document-statistic meta:table-count="0" meta:image-count="0" meta:object-count="0" meta:page-count="3" meta:paragraph-count="42" meta:word-count="400" meta:character-count="1994" meta:non-whitespace-character-count="161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